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2f0e2" officeooo:paragraph-rsid="0002f0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iche descriptive de la pratique professionnelle</text:p>
      <text:p text:style-name="P1">Correspondant à l’activité type n° #   2  # (Voir le mode d’emploi) </text:p>
      <text:p text:style-name="P1"/>
      <text:p text:style-name="P1">Intitulé de l’activité-type : #Développer une application web#</text:p>
      <text:p text:style-name="P1"/>
      <text:p text:style-name="P1">1 - Indiquez les résultats directs de votre action : produits fabriqués, ouvrages, prestations de service ou autres productions que vous avez réalisés ou auxquels vous avez contribué :</text:p>
      <text:p text:style-name="P1"># développement d’une interface graphique en interaction avec les fonctionnalitées et la base de données  #</text:p>
      <text:p text:style-name="P1"/>
      <text:p text:style-name="P1">2 - <text:s/>Décrivez les tâches et/ou opérations que vous avez directement effectuées en vue des réalisations indiquées ci-dessus ainsi que leur fréquence de réalisation :</text:p>
      <text:p text:style-name="P1">Développer des pages web en lien avec une base de données :</text:p>
      <text:p text:style-name="P1">##Environnements de travail</text:p>
      <text:p text:style-name="P1">- installation d’un serveur web (apache 2)</text:p>
      <text:p text:style-name="P1">- installation d’une interface de gestion de la base de données (phpmyadmin 4,5,4,1)</text:p>
      <text:p text:style-name="P1">- installation et mise en place des framework (AngularJs 2 et de bootstrap 3,3,6)</text:p>
      <text:p text:style-name="P1"/>
      <text:p text:style-name="P1">Conception :</text:p>
      <text:p text:style-name="P1">- conception du cahier des charges </text:p>
      <text:p text:style-name="P1">- conception et mise en place d’une base de données </text:p>
      <text:p text:style-name="P1">- réalisation des différents schéma : UML, BPML </text:p>
      <text:p text:style-name="P1"/>
      <text:p text:style-name="P1">Développement :</text:p>
      <text:p text:style-name="P1">- développement de l’application suivant le cahier des charges</text:p>
      <text:p text:style-name="P1">- développement des composants d’acces au données</text:p>
      <text:p text:style-name="P1">- Maquettage de l’application et mise en place des composants d’interface (dans le cadre de la version anterieur du projet )</text:p>
      <text:p text:style-name="P1"/>
      <text:p text:style-name="P1"/>
      <text:p text:style-name="P1">Mettre en œuvre une solution de gestion de contenue : </text:p>
      <text:p text:style-name="P1">Le projet nécessitant peu de gestion de contenue : Nous avons donc mit en place un Crud : fonctionnalités d’ajout, de lecture, de modification et de suppression. </text:p>
      <text:p text:style-name="P1">Ces fonctionnalités on été implémenté pour les articles, les fournisseurs, ainsi que les utilisateurs</text:p>
      <text:p text:style-name="P1">Au cours d’un autre projet : nous avons réaliser un projet avec le cms wordpress et donc nous avons pue implémenter <text:s/>une solution de gestion de contenue grace a l’interface de wordpress, pour le projet « Ebulition » Un site vitrine pour ventes de vêtements fantaisie </text:p>
      <text:p text:style-name="P1"/>
      <text:p text:style-name="P1">Sur le développement d’un projet annexe : « Shambhalafm.fr » est un projet personnel réaliser en dehors de la formation .</text:p>
      <text:p text:style-name="P1">Le site est une web radio diffusant de la musique électronique et des chroniques sur le monde numérique et les jeux vidéo : J’ai pue mettre en place une solution de gestion de contenue, en php via un formulaire d’upload des publications <text:s text:c="2"/>et les fonctionnalités associer permettant la modification des publication dans la base de données via une requette sql</text:p>
      <text:p text:style-name="P1">Développer une application simple de mobilité numérique : </text:p>
      <text:p text:style-name="P1">Au cours du développement du projet 2tech grâce a angular js et a bootstrap nous avons pue mettre en place une solution responsive répondant a un design adaptatif a l’affichage matériel </text:p>
      <text:p text:style-name="P1">Utiliser l’anglais dans son activité professionnelle en informatique : </text:p>
      <text:p text:style-name="P1">l’anglais a été utiliser pour concevoir un résumé du projet </text:p>
      <text:p text:style-name="P1">nous avons pue par ailleurs rédiger nos commit sur les plateformes de versionnage <text:s/>en anglais </text:p>
      <text:p text:style-name="P1"/>
      <text:p text:style-name="P1">Fréquence de réalisation :</text:p>
      <text:p text:style-name="P1">#<text:tab/> <text:s text:c="9"/>Très fréquemment <text:s/><text:tab/><text:tab/># <text:s text:c="2"/>Fréquemment X <text:tab/> <text:s text:c="10"/><text:soft-page-break/>Rarement<text:tab/><text:tab/>#<text:tab/></text:p>
      <text:p text:style-name="P1"/>
      <text:p text:style-name="P1"/>
      <text:p text:style-name="P1">3 - Lieux où cette pratique professionnelle a été exercée :</text:p>
      <text:p text:style-name="P1">Nom de l’entreprise, organisme ou association</text:p>
      <text:p text:style-name="P1">Lieu</text:p>
      <text:p text:style-name="P1">Chantier, atelier, services ou autres (à préciser)</text:p>
      <text:p text:style-name="P1">#Code Academie FACE Rennes</text:p>
      <text:p text:style-name="P1">25 rue des Aiguillon</text:p>
      <text:p text:style-name="P1">35200 Rennes     #</text:p>
      <text:p text:style-name="P1"/>
      <text:p text:style-name="P1"/>
      <text:p text:style-name="P1"/>
      <text:p text:style-name="P1"># Code Academie FACE Rennes</text:p>
      <text:p text:style-name="P1">25 rue des Aiguillon</text:p>
      <text:p text:style-name="P1">35200 Rennes         #</text:p>
      <text:p text:style-name="P1"># Code Academie FACE Rennes</text:p>
      <text:p text:style-name="P1">25 rue des Aiguillon</text:p>
      <text:p text:style-name="P1">35200 Rennes         #</text:p>
      <text:p text:style-name="P1"/>
      <text:p text:style-name="P1">4 - Indiquez la période de l’exercice de cette pratique professionnelle :</text:p>
      <text:p text:style-name="P1">Du #  17/05/2016   # au #20/01/2017     #</text:p>
      <text:p text:style-name="P1">5 - Précisez les moyens que vous avez utilisés pour accomplir les tâches décrites : matériels, outils, techniques, matériaux, produits, logiciels,… :</text:p>
      <text:p text:style-name="P1">#IDE: sublim text 3</text:p>
      <text:p text:style-name="P1">logiciel de modelisation uml / bpml : Draw.io</text:p>
      <text:p text:style-name="P1">Langages informatiques utilisés : Php, Html, CSS, SQL,JS     </text:p>
      <text:p text:style-name="P1">in:#simplinux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14:56:18.206077967</dc:date>
    <meta:editing-duration>PT1M43S</meta:editing-duration>
    <meta:editing-cycles>1</meta:editing-cycles>
    <meta:document-statistic meta:table-count="0" meta:image-count="0" meta:object-count="0" meta:page-count="2" meta:paragraph-count="52" meta:word-count="595" meta:character-count="3717" meta:non-whitespace-character-count="3091"/>
    <meta:generator>LibreOffice/5.1.4.2$Linux_X86_64 LibreOffice_project/10m0$Build-2</meta:generator>
  </office:meta>
</office:document-meta>
</file>